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svg:stroke-color="#aa0000" draw:stroke-linejoin="none" svg:stroke-linecap="round"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008000" draw:textarea-horizontal-align="center" draw:textarea-vertical-align="middle"/>
    </style:style>
    <style:style style:name="gr3" style:family="graphic" style:parent-style-name="standard">
      <style:graphic-properties draw:stroke="solid" draw:stroke-dash="Dashed_20__28_var_29__20_4" svg:stroke-width="0.053cm" svg:stroke-color="#000000" draw:stroke-linejoin="round" svg:stroke-linecap="butt" draw:fill="none" draw:fill-color="#008000" draw:textarea-horizontal-align="center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008000"/>
      <style:paragraph-properties fo:text-align="center"/>
    </style:style>
    <style:style style:name="P3" style:family="paragraph">
      <loext:graphic-properties draw:fill="none" draw:fill-color="#0080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583cm" svg:height="0.993cm" svg:x="1.056cm" svg:y="0.331cm" svg:viewBox="0 0 584 994" svg:d="M260 0c17 0 35 0 52 0 1 2 3 3 4 5 0 8 0 17 0 25 11 24 52 50 122 78 97 31 146 77 146 138 0 64-25 118-75 160 0 0-1 0-2 0-6-7-12-14-19-21 25-22 38-51 38-88 0-31-47-62-138-94-38-18-61-33-72-45 0 235 0 470 0 705 0 68-44 111-135 131-11 0-23 0-35 0-97 0-146-37-146-111 0-57 43-91 128-101 5 0 10 0 15 0 38 0 76 14 111 42 0-273 0-546 0-819 2-2 4-3 6-5z">
          <text:p/>
        </draw:path>
        <draw:polygon draw:style-name="gr2" draw:text-style-name="P2" draw:layer="layout" svg:width="0.783cm" svg:height="1.342cm" svg:x="0.107cm" svg:y="0.199cm" svg:viewBox="0 0 784 1343" draw:points="0,975 381,975 782,1343 784,0 381,371 0,371">
          <text:p/>
        </draw:polygon>
        <draw:polygon draw:style-name="gr3" draw:text-style-name="P3" draw:layer="layout" svg:width="0.783cm" svg:height="1.342cm" svg:x="0.107cm" svg:y="0.199cm" svg:viewBox="0 0 784 1343" draw:points="0,371 0,975 381,975 782,1343 784,0 381,371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71cm" fo:margin-bottom="0.071cm" fo:margin-left="0.071cm" fo:margin-right="0.071cm" fo:page-width="1.72cm" fo:page-height="1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0.2$Linux_X86_64 LibreOffice_project/40$Build-2</meta:generator>
    <dc:date>2020-05-23T16:47:57.476447799</dc:date>
    <meta:editing-duration>PT1H36M54S</meta:editing-duration>
    <meta:editing-cycles>6</meta:editing-cycles>
    <meta:document-statistic meta:object-count="3"/>
  </office:meta>
</office:document-meta>
</file>